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6.91pt" svg:height="329.78pt" svg:x="177.96pt" svg:y="230.4pt">
            <draw:object draw:notify-on-update-of-ranges="Sheet1.B5:Sheet1.B17 Sheet1.B5:Sheet1.B17 Sheet1.F4:Sheet1.F4 Sheet1.F5:Sheet1.F17 Sheet1.G5:Sheet1.G17 Sheet1.G5:Sheet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rive Current (mA)</text:p>
          </table:table-cell>
          <table:table-cell office:value-type="string" calcext:value-type="string">
            <text:p>Power (mW) 1</text:p>
          </table:table-cell>
          <table:table-cell office:value-type="string" calcext:value-type="string">
            <text:p>Power (mW) 2</text:p>
          </table:table-cell>
          <table:table-cell office:value-type="string" calcext:value-type="string">
            <text:p>Power (mW) 3</text:p>
          </table:table-cell>
          <table:table-cell office:value-type="string" calcext:value-type="string">
            <text:p>Average Power (mW)</text:p>
          </table:table-cell>
          <table:table-cell office:value-type="string" calcext:value-type="string">
            <text:p>Error Bars</text:p>
          </table:table-cell>
        </table:table-row>
        <table:table-row table:style-name="ro1">
          <table:table-cell/>
          <table:table-cell office:value-type="float" office:value="30.56" calcext:value-type="float">
            <text:p>30.56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6.58" calcext:value-type="float">
            <text:p>6.58</text:p>
          </table:table-cell>
          <table:table-cell table:formula="of:=AVERAGE([.C5:.E5])" office:value-type="float" office:value="6.57666666666667" calcext:value-type="float">
            <text:p>6.57666666666667</text:p>
          </table:table-cell>
          <table:table-cell table:formula="of:=STDEV([.C5:.E5])" office:value-type="float" office:value="0.00577350269189614" calcext:value-type="float">
            <text:p>0.005773502691896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table:style-name="ce1" office:value-type="float" office:value="-0.00166" calcext:value-type="float">
            <text:p>-1.66E-03</text:p>
          </table:table-cell>
          <table:table-cell table:style-name="ce1" office:value-type="float" office:value="-0.00169" calcext:value-type="float">
            <text:p>-1.69E-03</text:p>
          </table:table-cell>
          <table:table-cell table:style-name="ce1" office:value-type="float" office:value="-0.00165" calcext:value-type="float">
            <text:p>-1.65E-03</text:p>
          </table:table-cell>
          <table:table-cell table:style-name="ce1" table:formula="of:=AVERAGE([.C6:.E6])" office:value-type="float" office:value="-0.00166666666666667" calcext:value-type="float">
            <text:p>-1.67E-03</text:p>
          </table:table-cell>
          <table:table-cell table:formula="of:=STDEV([.C6:.E6])" office:value-type="float" office:value="0.0000208166599946613" calcext:value-type="float">
            <text:p>2.08166599946613E-05</text:p>
          </table:table-cell>
        </table:table-row>
        <table:table-row table:style-name="ro1">
          <table:table-cell/>
          <table:table-cell office:value-type="float" office:value="6.02" calcext:value-type="float">
            <text:p>6.02</text:p>
          </table:table-cell>
          <table:table-cell table:style-name="ce1" office:value-type="float" office:value="0.00136" calcext:value-type="float">
            <text:p>1.36E-03</text:p>
          </table:table-cell>
          <table:table-cell table:style-name="ce1" office:value-type="float" office:value="0.0014" calcext:value-type="float">
            <text:p>1.40E-03</text:p>
          </table:table-cell>
          <table:table-cell table:style-name="ce1" office:value-type="float" office:value="0.00141" calcext:value-type="float">
            <text:p>1.41E-03</text:p>
          </table:table-cell>
          <table:table-cell table:style-name="ce1" table:formula="of:=AVERAGE([.C7:.E7])" office:value-type="float" office:value="0.00139" calcext:value-type="float">
            <text:p>1.39E-03</text:p>
          </table:table-cell>
          <table:table-cell table:formula="of:=STDEV([.C7:.E7])" office:value-type="float" office:value="0.0000264575131106458" calcext:value-type="float">
            <text:p>2.64575131106458E-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0.00915" calcext:value-type="float">
            <text:p>9.15E-03</text:p>
          </table:table-cell>
          <table:table-cell table:style-name="ce1" office:value-type="float" office:value="0.00912" calcext:value-type="float">
            <text:p>9.12E-03</text:p>
          </table:table-cell>
          <table:table-cell table:style-name="ce1" office:value-type="float" office:value="0.00918" calcext:value-type="float">
            <text:p>9.18E-03</text:p>
          </table:table-cell>
          <table:table-cell table:style-name="ce1" table:formula="of:=AVERAGE([.C8:.E8])" office:value-type="float" office:value="0.00915" calcext:value-type="float">
            <text:p>9.15E-03</text:p>
          </table:table-cell>
          <table:table-cell table:formula="of:=STDEV([.C8:.E8])" office:value-type="float" office:value="0.0000299999999999996" calcext:value-type="float">
            <text:p>2.99999999999996E-05</text:p>
          </table:table-cell>
        </table:table-row>
        <table:table-row table:style-name="ro1">
          <table:table-cell/>
          <table:table-cell office:value-type="float" office:value="18.04" calcext:value-type="float">
            <text:p>18.04</text:p>
          </table:table-cell>
          <table:table-cell table:style-name="ce1" office:value-type="float" office:value="0.1232" calcext:value-type="float">
            <text:p>1.23E-01</text:p>
          </table:table-cell>
          <table:table-cell table:style-name="ce1" office:value-type="float" office:value="0.1233" calcext:value-type="float">
            <text:p>1.23E-01</text:p>
          </table:table-cell>
          <table:table-cell table:style-name="ce1" office:value-type="float" office:value="1.234E-031" calcext:value-type="float">
            <text:p>1.23E-31</text:p>
          </table:table-cell>
          <table:table-cell table:style-name="ce1" table:formula="of:=AVERAGE([.C9:.E9])" office:value-type="float" office:value="0.0821666666666667" calcext:value-type="float">
            <text:p>8.22E-02</text:p>
          </table:table-cell>
          <table:table-cell table:formula="of:=STDEV([.C9:.E9])" office:value-type="float" office:value="0.0711584382440574" calcext:value-type="float">
            <text:p>0.071158438244058</text:p>
          </table:table-cell>
        </table:table-row>
        <table:table-row table:style-name="ro1">
          <table:table-cell/>
          <table:table-cell office:value-type="float" office:value="24.04" calcext:value-type="float">
            <text:p>24.04</text:p>
          </table:table-cell>
          <table:table-cell office:value-type="float" office:value="3.11" calcext:value-type="float">
            <text:p>3.11</text:p>
          </table:table-cell>
          <table:table-cell office:value-type="float" office:value="3.12" calcext:value-type="float">
            <text:p>3.12</text:p>
          </table:table-cell>
          <table:table-cell office:value-type="float" office:value="3.11" calcext:value-type="float">
            <text:p>3.11</text:p>
          </table:table-cell>
          <table:table-cell table:formula="of:=AVERAGE([.C10:.E10])" office:value-type="float" office:value="3.11333333333333" calcext:value-type="float">
            <text:p>3.11333333333333</text:p>
          </table:table-cell>
          <table:table-cell table:formula="of:=STDEV([.C10:.E10])" office:value-type="float" office:value="0.00577350269189639" calcext:value-type="float">
            <text:p>0.005773502691896</text:p>
          </table:table-cell>
        </table:table-row>
        <table:table-row table:style-name="ro1">
          <table:table-cell/>
          <table:table-cell office:value-type="float" office:value="30.03" calcext:value-type="float">
            <text:p>30.03</text:p>
          </table:table-cell>
          <table:table-cell office:value-type="float" office:value="6.19" calcext:value-type="float">
            <text:p>6.19</text:p>
          </table:table-cell>
          <table:table-cell office:value-type="float" office:value="6.18" calcext:value-type="float">
            <text:p>6.18</text:p>
          </table:table-cell>
          <table:table-cell office:value-type="float" office:value="6.19" calcext:value-type="float">
            <text:p>6.19</text:p>
          </table:table-cell>
          <table:table-cell table:formula="of:=AVERAGE([.C11:.E11])" office:value-type="float" office:value="6.18666666666667" calcext:value-type="float">
            <text:p>6.18666666666667</text:p>
          </table:table-cell>
          <table:table-cell table:formula="of:=STDEV([.C11:.E11])" office:value-type="float" office:value="0.00577350269189665" calcext:value-type="float">
            <text:p>0.005773502691897</text:p>
          </table:table-cell>
        </table:table-row>
        <table:table-row table:style-name="ro1">
          <table:table-cell/>
          <table:table-cell office:value-type="float" office:value="36.03" calcext:value-type="float">
            <text:p>36.03</text:p>
          </table:table-cell>
          <table:table-cell office:value-type="float" office:value="9.46" calcext:value-type="float">
            <text:p>9.46</text:p>
          </table:table-cell>
          <table:table-cell office:value-type="float" office:value="9.47" calcext:value-type="float">
            <text:p>9.47</text:p>
          </table:table-cell>
          <table:table-cell office:value-type="float" office:value="9.45" calcext:value-type="float">
            <text:p>9.45</text:p>
          </table:table-cell>
          <table:table-cell table:formula="of:=AVERAGE([.C12:.E12])" office:value-type="float" office:value="9.46" calcext:value-type="float">
            <text:p>9.46</text:p>
          </table:table-cell>
          <table:table-cell table:formula="of:=STDEV([.C12:.E12])" office:value-type="float" office:value="0.0100000000000007" calcext:value-type="float">
            <text:p>0.010000000000001</text:p>
          </table:table-cell>
        </table:table-row>
        <table:table-row table:style-name="ro1">
          <table:table-cell/>
          <table:table-cell office:value-type="float" office:value="42.04" calcext:value-type="float">
            <text:p>42.04</text:p>
          </table:table-cell>
          <table:table-cell office:value-type="float" office:value="13.03" calcext:value-type="float">
            <text:p>13.03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" calcext:value-type="float">
            <text:p>13.05</text:p>
          </table:table-cell>
          <table:table-cell table:formula="of:=AVERAGE([.C13:.E13])" office:value-type="float" office:value="13.04" calcext:value-type="float">
            <text:p>13.04</text:p>
          </table:table-cell>
          <table:table-cell table:formula="of:=STDEV([.C13:.E13])" office:value-type="float" office:value="0.0100000000000007" calcext:value-type="float">
            <text:p>0.010000000000001</text:p>
          </table:table-cell>
        </table:table-row>
        <table:table-row table:style-name="ro1">
          <table:table-cell/>
          <table:table-cell office:value-type="float" office:value="48.07" calcext:value-type="float">
            <text:p>48.07</text:p>
          </table:table-cell>
          <table:table-cell office:value-type="float" office:value="15.88" calcext:value-type="float">
            <text:p>15.88</text:p>
          </table:table-cell>
          <table:table-cell office:value-type="float" office:value="15.9" calcext:value-type="float">
            <text:p>15.9</text:p>
          </table:table-cell>
          <table:table-cell office:value-type="float" office:value="15.91" calcext:value-type="float">
            <text:p>15.91</text:p>
          </table:table-cell>
          <table:table-cell table:formula="of:=AVERAGE([.C14:.E14])" office:value-type="float" office:value="15.8966666666667" calcext:value-type="float">
            <text:p>15.8966666666667</text:p>
          </table:table-cell>
          <table:table-cell table:formula="of:=STDEV([.C14:.E14])" office:value-type="float" office:value="0.0152752523165191" calcext:value-type="float">
            <text:p>0.015275252316519</text:p>
          </table:table-cell>
        </table:table-row>
        <table:table-row table:style-name="ro1">
          <table:table-cell/>
          <table:table-cell office:value-type="float" office:value="54.08" calcext:value-type="float">
            <text:p>54.08</text:p>
          </table:table-cell>
          <table:table-cell office:value-type="float" office:value="19.39" calcext:value-type="float">
            <text:p>19.39</text:p>
          </table:table-cell>
          <table:table-cell office:value-type="float" office:value="19.38" calcext:value-type="float">
            <text:p>19.38</text:p>
          </table:table-cell>
          <table:table-cell office:value-type="float" office:value="19.37" calcext:value-type="float">
            <text:p>19.37</text:p>
          </table:table-cell>
          <table:table-cell table:formula="of:=AVERAGE([.C15:.E15])" office:value-type="float" office:value="19.38" calcext:value-type="float">
            <text:p>19.38</text:p>
          </table:table-cell>
          <table:table-cell table:formula="of:=STDEV([.C15:.E15])" office:value-type="float" office:value="0.00999999999999979" calcext:value-type="float">
            <text:p>0.01</text:p>
          </table:table-cell>
        </table:table-row>
        <table:table-row table:style-name="ro1">
          <table:table-cell/>
          <table:table-cell office:value-type="float" office:value="60.07" calcext:value-type="float">
            <text:p>60.07</text:p>
          </table:table-cell>
          <table:table-cell office:value-type="float" office:value="22.76" calcext:value-type="float">
            <text:p>22.76</text:p>
          </table:table-cell>
          <table:table-cell office:value-type="float" office:value="22.74" calcext:value-type="float">
            <text:p>22.74</text:p>
          </table:table-cell>
          <table:table-cell office:value-type="float" office:value="22.73" calcext:value-type="float">
            <text:p>22.73</text:p>
          </table:table-cell>
          <table:table-cell table:formula="of:=AVERAGE([.C16:.E16])" office:value-type="float" office:value="22.7433333333333" calcext:value-type="float">
            <text:p>22.7433333333333</text:p>
          </table:table-cell>
          <table:table-cell table:formula="of:=STDEV([.C16:.E16])" office:value-type="float" office:value="0.0152752523165203" calcext:value-type="float">
            <text:p>0.01527525231652</text:p>
          </table:table-cell>
        </table:table-row>
        <table:table-row table:style-name="ro1">
          <table:table-cell/>
          <table:table-cell office:value-type="float" office:value="21.09" calcext:value-type="float">
            <text:p>21.09</text:p>
          </table:table-cell>
          <table:table-cell office:value-type="float" office:value="1.607" calcext:value-type="float">
            <text:p>1.607</text:p>
          </table:table-cell>
          <table:table-cell office:value-type="float" office:value="1.608" calcext:value-type="float">
            <text:p>1.608</text:p>
          </table:table-cell>
          <table:table-cell office:value-type="float" office:value="1.609" calcext:value-type="float">
            <text:p>1.609</text:p>
          </table:table-cell>
          <table:table-cell table:formula="of:=AVERAGE([.C17:.E17])" office:value-type="float" office:value="1.608" calcext:value-type="float">
            <text:p>1.608</text:p>
          </table:table-cell>
          <table:table-cell table:formula="of:=STDEV([.C17:.E17])"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3:56:53.53472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9:27:21.973029629</meta:creation-date>
    <dc:date>2020-02-24T07:25:59.599468205</dc:date>
    <meta:editing-duration>PT7H45M5S</meta:editing-duration>
    <meta:editing-cycles>5</meta:editing-cycles>
    <meta:generator>LibreOffice/6.0.7.3$Linux_X86_64 LibreOffice_project/00m0$Build-3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G5:Sheet1.G17" chart:error-lower-range="Sheet1.G5:Sheet1.G1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Sheet1.G5:Sheet1.G17" chart:error-lower-range="Sheet1.G5:Sheet1.G1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G5:Sheet1.G17" chart:error-lower-range="Sheet1.G5:Sheet1.G1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tar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06cm" svg:height="11.635cm" xlink:href=".." xlink:type="simple" chart:class="chart:scatter" chart:column-mapping="0" chart:style-name="ch1">
        <chart:title svg:x="5.633cm" svg:y="0.396cm" chart:style-name="ch2">
          <text:p>Diode Laser Output Power vs. Drive Current </text:p>
        </chart:title>
        <chart:legend chart:legend-position="end" svg:x="16.697cm" svg:y="5.518cm" style:legend-expansion="high" chart:style-name="ch3"/>
        <chart:plot-area chart:style-name="ch4" table:cell-range-address="Sheet1.B5:Sheet1.B17 Sheet1.F4:Sheet1.F17" chart:data-source-has-labels="both" svg:x="1.425cm" svg:y="1.379cm" svg:width="14.858cm" svg:height="9.043cm">
          <chartooo:coordinate-region svg:x="1.967cm" svg:y="1.578cm" svg:width="14.05cm" svg:height="8.645cm"/>
          <chart:axis chart:dimension="x" chart:name="primary-x" chart:style-name="ch5" chartooo:axis-type="auto">
            <chart:title svg:x="7.447cm" svg:y="10.654cm" chart:style-name="ch6">
              <text:p>Drive Current (mA)</text:p>
            </chart:title>
            <chart:categories table:cell-range-address="Sheet1.B5:Sheet1.B17"/>
          </chart:axis>
          <chart:axis chart:dimension="y" chart:name="primary-y" chart:style-name="ch5">
            <chart:title svg:x="0.451cm" svg:y="7.492cm" chart:style-name="ch7">
              <text:p>Average Power (mW)</text:p>
            </chart:title>
            <chart:grid chart:style-name="ch8" chart:class="major"/>
          </chart:axis>
          <chart:series chart:style-name="ch9" chart:values-cell-range-address="Sheet1.F5:Sheet1.F17" chart:label-cell-address="Sheet1.F4:Sheet1.F4" chart:class="chart:scatter">
            <chart:domain table:cell-range-address="Sheet1.B5:Sheet1.B17"/>
            <chart:error-indicator chart:style-name="ch10" chart:dimension="y"/>
            <chart:data-point chart:repeated="6"/>
            <chart:data-point chart:style-name="ch11" chart:repeated="2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 Power (mW)</text:p>
                <draw:g>
                  <svg:desc>Sheet1.F4:Sheet1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30.56">
                <text:p>30.56</text:p>
                <draw:g>
                  <svg:desc>Sheet1.B5:Sheet1.B17</svg:desc>
                </draw:g>
              </table:table-cell>
              <table:table-cell office:value-type="float" office:value="30.56">
                <text:p>30.56</text:p>
                <draw:g>
                  <svg:desc>Sheet1.B5:Sheet1.B17</svg:desc>
                </draw:g>
              </table:table-cell>
              <table:table-cell office:value-type="float" office:value="6.57666666666667">
                <text:p>6.57666666666667</text:p>
                <draw:g>
                  <svg:desc>Sheet1.F5:Sheet1.F17</svg:desc>
                </draw:g>
              </table:table-cell>
              <table:table-cell office:value-type="float" office:value="0.00577350269189614">
                <text:p>0.00577350269189614</text:p>
                <draw:g>
                  <svg:desc>Sheet1.G5:Sheet1.G17</svg:desc>
                </draw:g>
              </table:table-cell>
              <table:table-cell office:value-type="float" office:value="0.00577350269189614">
                <text:p>0.00577350269189614</text:p>
                <draw:g>
                  <svg:desc>Sheet1.G5:Sheet1.G17</svg:desc>
                </draw:g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-0.00166666666666667">
                <text:p>-0.00166666666666667</text:p>
              </table:table-cell>
              <table:table-cell office:value-type="float" office:value="0.0000208166599946613">
                <text:p>0.0000208166599946613</text:p>
              </table:table-cell>
              <table:table-cell office:value-type="float" office:value="0.0000208166599946613">
                <text:p>0.0000208166599946613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6.02">
                <text:p>6.02</text:p>
              </table:table-cell>
              <table:table-cell office:value-type="float" office:value="0.00139">
                <text:p>0.00139</text:p>
              </table:table-cell>
              <table:table-cell office:value-type="float" office:value="0.0000264575131106458">
                <text:p>0.0000264575131106458</text:p>
              </table:table-cell>
              <table:table-cell office:value-type="float" office:value="0.0000264575131106458">
                <text:p>0.00002645751311064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915">
                <text:p>0.00915</text:p>
              </table:table-cell>
              <table:table-cell office:value-type="float" office:value="0.0000299999999999996">
                <text:p>0.0000299999999999996</text:p>
              </table:table-cell>
              <table:table-cell office:value-type="float" office:value="0.0000299999999999996">
                <text:p>0.0000299999999999996</text:p>
              </table:table-cell>
            </table:table-row>
            <table:table-row>
              <table:table-cell office:value-type="float" office:value="18.04">
                <text:p>18.04</text:p>
              </table:table-cell>
              <table:table-cell office:value-type="float" office:value="18.04">
                <text:p>18.04</text:p>
              </table:table-cell>
              <table:table-cell office:value-type="float" office:value="0.0821666666666667">
                <text:p>0.0821666666666667</text:p>
              </table:table-cell>
              <table:table-cell office:value-type="float" office:value="0.0711584382440574">
                <text:p>0.0711584382440574</text:p>
              </table:table-cell>
              <table:table-cell office:value-type="float" office:value="0.0711584382440574">
                <text:p>0.0711584382440574</text:p>
              </table:table-cell>
            </table:table-row>
            <table:table-row>
              <table:table-cell office:value-type="float" office:value="24.04">
                <text:p>24.04</text:p>
              </table:table-cell>
              <table:table-cell office:value-type="float" office:value="24.04">
                <text:p>24.04</text:p>
              </table:table-cell>
              <table:table-cell office:value-type="float" office:value="3.11333333333333">
                <text:p>3.11333333333333</text:p>
              </table:table-cell>
              <table:table-cell office:value-type="float" office:value="0.00577350269189639">
                <text:p>0.00577350269189639</text:p>
              </table:table-cell>
              <table:table-cell office:value-type="float" office:value="0.00577350269189639">
                <text:p>0.00577350269189639</text:p>
              </table:table-cell>
            </table:table-row>
            <table:table-row>
              <table:table-cell office:value-type="float" office:value="30.03">
                <text:p>30.03</text:p>
              </table:table-cell>
              <table:table-cell office:value-type="float" office:value="30.03">
                <text:p>30.03</text:p>
              </table:table-cell>
              <table:table-cell office:value-type="float" office:value="6.18666666666667">
                <text:p>6.18666666666667</text:p>
              </table:table-cell>
              <table:table-cell office:value-type="float" office:value="0.00577350269189665">
                <text:p>0.00577350269189665</text:p>
              </table:table-cell>
              <table:table-cell office:value-type="float" office:value="0.00577350269189665">
                <text:p>0.00577350269189665</text:p>
              </table:table-cell>
            </table:table-row>
            <table:table-row>
              <table:table-cell office:value-type="float" office:value="36.03">
                <text:p>36.03</text:p>
              </table:table-cell>
              <table:table-cell office:value-type="float" office:value="36.03">
                <text:p>36.03</text:p>
              </table:table-cell>
              <table:table-cell office:value-type="float" office:value="9.46">
                <text:p>9.46</text:p>
              </table:table-cell>
              <table:table-cell office:value-type="float" office:value="0.0100000000000007">
                <text:p>0.0100000000000007</text:p>
              </table:table-cell>
              <table:table-cell office:value-type="float" office:value="0.0100000000000007">
                <text:p>0.0100000000000007</text:p>
              </table:table-cell>
            </table:table-row>
            <table:table-row>
              <table:table-cell office:value-type="float" office:value="42.04">
                <text:p>42.04</text:p>
              </table:table-cell>
              <table:table-cell office:value-type="float" office:value="42.04">
                <text:p>42.04</text:p>
              </table:table-cell>
              <table:table-cell office:value-type="float" office:value="13.04">
                <text:p>13.04</text:p>
              </table:table-cell>
              <table:table-cell office:value-type="float" office:value="0.0100000000000007">
                <text:p>0.0100000000000007</text:p>
              </table:table-cell>
              <table:table-cell office:value-type="float" office:value="0.0100000000000007">
                <text:p>0.0100000000000007</text:p>
              </table:table-cell>
            </table:table-row>
            <table:table-row>
              <table:table-cell office:value-type="float" office:value="48.07">
                <text:p>48.07</text:p>
              </table:table-cell>
              <table:table-cell office:value-type="float" office:value="48.07">
                <text:p>48.07</text:p>
              </table:table-cell>
              <table:table-cell office:value-type="float" office:value="15.8966666666667">
                <text:p>15.8966666666667</text:p>
              </table:table-cell>
              <table:table-cell office:value-type="float" office:value="0.0152752523165191">
                <text:p>0.0152752523165191</text:p>
              </table:table-cell>
              <table:table-cell office:value-type="float" office:value="0.0152752523165191">
                <text:p>0.0152752523165191</text:p>
              </table:table-cell>
            </table:table-row>
            <table:table-row>
              <table:table-cell office:value-type="float" office:value="54.08">
                <text:p>54.08</text:p>
              </table:table-cell>
              <table:table-cell office:value-type="float" office:value="54.08">
                <text:p>54.08</text:p>
              </table:table-cell>
              <table:table-cell office:value-type="float" office:value="19.38">
                <text:p>19.38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float" office:value="60.07">
                <text:p>60.07</text:p>
              </table:table-cell>
              <table:table-cell office:value-type="float" office:value="60.07">
                <text:p>60.07</text:p>
              </table:table-cell>
              <table:table-cell office:value-type="float" office:value="22.7433333333333">
                <text:p>22.7433333333333</text:p>
              </table:table-cell>
              <table:table-cell office:value-type="float" office:value="0.0152752523165203">
                <text:p>0.0152752523165203</text:p>
              </table:table-cell>
              <table:table-cell office:value-type="float" office:value="0.0152752523165203">
                <text:p>0.0152752523165203</text:p>
              </table:table-cell>
            </table:table-row>
            <table:table-row>
              <table:table-cell office:value-type="float" office:value="21.09">
                <text:p>21.09</text:p>
              </table:table-cell>
              <table:table-cell office:value-type="float" office:value="21.09">
                <text:p>21.09</text:p>
              </table:table-cell>
              <table:table-cell office:value-type="float" office:value="1.608">
                <text:p>1.60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